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文泉驿等宽正黑" svg:font-family="文泉驿等宽正黑"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automatic-styles>
    <style:style style:name="表格2" style:family="table">
      <style:table-properties style:width="17cm" table:align="left"/>
    </style:style>
    <style:style style:name="表格2.A" style:family="table-column">
      <style:table-column-properties style:column-width="1.61cm"/>
    </style:style>
    <style:style style:name="表格2.B" style:family="table-column">
      <style:table-column-properties style:column-width="2.785cm"/>
    </style:style>
    <style:style style:name="表格2.D" style:family="table-column">
      <style:table-column-properties style:column-width="9.82cm"/>
    </style:style>
    <style:style style:name="表格2.A1" style:family="table-cell">
      <style:table-cell-properties style:vertical-align="middle" fo:padding="0.049cm" fo:border="none"/>
    </style:style>
    <style:style style:name="表格3" style:family="table">
      <style:table-properties style:width="17cm" table:align="left"/>
    </style:style>
    <style:style style:name="表格3.A" style:family="table-column">
      <style:table-column-properties style:column-width="2.812cm"/>
    </style:style>
    <style:style style:name="表格3.B" style:family="table-column">
      <style:table-column-properties style:column-width="3.18cm"/>
    </style:style>
    <style:style style:name="表格3.C" style:family="table-column">
      <style:table-column-properties style:column-width="3.586cm"/>
    </style:style>
    <style:style style:name="表格3.D" style:family="table-column">
      <style:table-column-properties style:column-width="7.422cm"/>
    </style:style>
    <style:style style:name="表格3.A1" style:family="table-cell">
      <style:table-cell-properties style:vertical-align="middle" fo:padding="0.049cm" fo:border="non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表格4" style:family="table">
      <style:table-properties style:width="17cm" table:align="left"/>
    </style:style>
    <style:style style:name="表格4.A" style:family="table-column">
      <style:table-column-properties style:column-width="1.931cm"/>
    </style:style>
    <style:style style:name="表格4.B" style:family="table-column">
      <style:table-column-properties style:column-width="15.069cm"/>
    </style:style>
    <style:style style:name="表格4.A1" style:family="table-cell">
      <style:table-cell-properties style:vertical-align="middle" fo:padding="0.049cm" fo:border="none"/>
    </style:style>
    <style:style style:name="表格5" style:family="table">
      <style:table-properties style:width="17cm" table:align="left"/>
    </style:style>
    <style:style style:name="表格5.A" style:family="table-column">
      <style:table-column-properties style:column-width="3.819cm"/>
    </style:style>
    <style:style style:name="表格5.B" style:family="table-column">
      <style:table-column-properties style:column-width="13.182cm"/>
    </style:style>
    <style:style style:name="表格5.A1" style:family="table-cell">
      <style:table-cell-properties style:vertical-align="middle" fo:padding="0.049cm" fo:border="none"/>
    </style:style>
    <style:style style:name="P1" style:family="paragraph" style:parent-style-name="Table_20_Contents">
      <style:text-properties style:font-name="DejaVu Sans Mono" fo:font-size="10pt" style:font-name-asian="文泉驿等宽正黑" style:font-size-asian="10pt" style:font-name-complex="Lohit Devanagari2" style:font-size-complex="10pt"/>
    </style:style>
    <style:style style:name="P2" style:family="paragraph" style:parent-style-name="Preformatted_20_Text">
      <style:paragraph-properties fo:margin-top="0cm" fo:margin-bottom="0.499cm"/>
    </style:style>
    <style:style style:name="P3" style:family="paragraph" style:parent-style-name="Preformatted_20_Text">
      <style:paragraph-properties fo:margin-top="0cm" fo:margin-bottom="0.499cm"/>
      <style:text-properties fo:background-color="#9999ff"/>
    </style:style>
    <style:style style:name="P4" style:family="paragraph" style:parent-style-name="Text_20_body">
      <style:paragraph-properties fo:margin-top="0cm" fo:margin-bottom="0.499cm"/>
    </style:style>
    <style:style style:name="P5" style:family="paragraph" style:parent-style-name="Standard">
      <style:paragraph-properties fo:margin-top="0cm" fo:margin-bottom="0.499cm"/>
    </style:style>
    <style:style style:name="P6" style:family="paragraph" style:parent-style-name="Heading_20_3">
      <style:text-properties fo:font-size="18pt" style:font-size-asian="18pt" style:font-size-complex="18pt"/>
    </style:style>
    <style:style style:name="P7" style:family="paragraph" style:parent-style-name="Heading_20_3">
      <style:text-properties fo:font-size="22pt" style:font-size-asian="22pt" style:font-size-complex="22pt"/>
    </style:style>
    <style:style style:name="P8" style:family="paragraph" style:parent-style-name="Heading_20_4">
      <style:text-properties fo:background-color="#9999ff"/>
    </style:style>
    <style:style style:name="P9" style:family="paragraph" style:parent-style-name="Text_20_body">
      <style:text-properties fo:background-color="#9999ff"/>
    </style:style>
    <style:style style:name="P10" style:family="paragraph" style:parent-style-name="Text_20_body">
      <style:paragraph-properties fo:margin-top="0cm" fo:margin-bottom="0cm"/>
      <style:text-properties fo:background-color="transparent"/>
    </style:style>
    <style:style style:name="P11" style:family="paragraph" style:parent-style-name="Standard">
      <style:text-properties fo:font-size="18pt" fo:font-weight="bold" style:font-size-asian="18pt" style:font-weight-asian="bold" style:font-size-complex="18pt" style:font-weight-complex="bold"/>
    </style:style>
    <style:style style:name="P12" style:family="paragraph" style:parent-style-name="Preformatted_20_Text">
      <style:paragraph-properties fo:margin-top="0cm" fo:margin-bottom="0.499cm"/>
    </style:style>
    <style:style style:name="P13" style:family="paragraph" style:parent-style-name="Heading_20_3">
      <style:text-properties fo:font-size="18pt" style:font-size-asian="18pt" style:font-size-complex="18pt"/>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
      <style:paragraph-properties fo:margin-top="0cm" fo:margin-bottom="0cm"/>
    </style:style>
    <style:style style:name="P25" style:family="paragraph" style:parent-style-name="Text_20_body">
      <style:paragraph-properties fo:margin-top="0cm" fo:margin-bottom="0cm"/>
      <style:text-properties fo:background-color="#9999ff"/>
    </style:style>
    <style:style style:name="P26" style:family="paragraph" style:parent-style-name="Text_20_body" style:list-style-name="L1">
      <style:paragraph-properties fo:margin-top="0cm" fo:margin-bottom="0cm"/>
      <style:text-properties fo:background-color="#9999ff"/>
    </style:style>
    <style:style style:name="P27" style:family="paragraph" style:parent-style-name="Text_20_body" style:list-style-name="L2">
      <style:paragraph-properties fo:margin-top="0cm" fo:margin-bottom="0cm"/>
    </style:style>
    <style:style style:name="P28" style:family="paragraph" style:parent-style-name="Text_20_body" style:list-style-name="L3">
      <style:paragraph-properties fo:margin-top="0cm" fo:margin-bottom="0cm"/>
    </style:style>
    <style:style style:name="P29" style:family="paragraph" style:parent-style-name="Text_20_body" style:list-style-name="L4">
      <style:paragraph-properties fo:margin-top="0cm" fo:margin-bottom="0cm"/>
    </style:style>
    <style:style style:name="P30" style:family="paragraph" style:parent-style-name="Text_20_body" style:list-style-name="L5">
      <style:paragraph-properties fo:margin-top="0cm" fo:margin-bottom="0cm"/>
    </style:style>
    <style:style style:name="P31" style:family="paragraph" style:parent-style-name="Text_20_body" style:list-style-name="L6">
      <style:paragraph-properties fo:margin-top="0cm" fo:margin-bottom="0cm"/>
    </style:style>
    <style:style style:name="P32" style:family="paragraph" style:parent-style-name="Text_20_body" style:list-style-name="L7">
      <style:paragraph-properties fo:margin-top="0cm" fo:margin-bottom="0cm"/>
    </style:style>
    <style:style style:name="P33" style:family="paragraph" style:parent-style-name="Text_20_body" style:list-style-name="L10">
      <style:paragraph-properties fo:margin-top="0cm" fo:margin-bottom="0cm"/>
    </style:style>
    <style:style style:name="P34" style:family="paragraph" style:parent-style-name="Text_20_body" style:list-style-name="L11">
      <style:paragraph-properties fo:margin-top="0cm" fo:margin-bottom="0cm"/>
    </style:style>
    <style:style style:name="P35" style:family="paragraph" style:parent-style-name="Text_20_body" style:list-style-name="L12">
      <style:paragraph-properties fo:margin-top="0cm" fo:margin-bottom="0cm"/>
    </style:style>
    <style:style style:name="T1" style:family="text">
      <style:text-properties fo:font-style="italic"/>
    </style:style>
    <style:style style:name="T2" style:family="text">
      <style:text-properties fo:font-style="italic" fo:background-color="#9999ff"/>
    </style:style>
    <style:style style:name="T3" style:family="text">
      <style:text-properties fo:background-color="#9999ff"/>
    </style:style>
    <style:style style:name="T4"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一、RPM开发环境搭建</text:p>
      <text:p text:style-name="Standard">搭建开发环境</text:p>
      <text:p text:style-name="Standard"/>
      <text:p text:style-name="Standard"><text:s text:c="2"/># yum groupinstall "Development Tools"</text:p>
      <text:p text:style-name="P2"><text:s/># yum install rpmdevtools</text:p>
      <text:p text:style-name="P2">创建单独的用户，专门可以进行打包</text:p>
      <text:p text:style-name="P2"><text:s/># /usr/sbin/useradd makerpm</text:p>
      <text:p text:style-name="P2">然后makerpm登录之后，在makerpm用户根目录创建目录结构</text:p>
      <text:p text:style-name="P2">$ rpmdev-setuptree</text:p>
      <text:p text:style-name="P4">上面命令将建立~/rpmbuild目录。在"rpmbuild"下面是一系列的子目录(SPECS、BUILD、BUILDROOT、RPMS、SOURCES、SRPMS)</text:p>
      <text:p text:style-name="P4">通常，应该将程序源代码（比如.tar.gz格式的）文件放到"~/rpmbuild/SOURCES"目录,然后将.spec文件放置到"~/rpmbuild/SPECS" 并且命名成 "<text:span text:style-name="T1">NAME</text:span>.spec"，其中NAME就是要打包成的包名</text:p>
      <text:p text:style-name="P4">创建所有的包时候（二进制和源代码包），使用命令</text:p>
      <text:p text:style-name="P4">$ <text:s/>rpmbuild -ba <text:span text:style-name="T1">NAME</text:span>.spec</text:p>
      <text:p text:style-name="P4">当运行rpmbuild命令的时候，rpmbuild将会读取spec文件，然后执行下面的步骤</text:p>
      <table:table table:name="表格2" table:style-name="表格2">
        <table:table-column table:style-name="表格2.A"/>
        <table:table-column table:style-name="表格2.B" table:number-columns-repeated="2"/>
        <table:table-column table:style-name="表格2.D"/>
        <table:table-row>
          <table:table-cell table:style-name="表格2.A1" office:value-type="string">
            <text:p text:style-name="Table_20_Heading">步骤</text:p>
          </table:table-cell>
          <table:table-cell table:style-name="表格2.A1" office:value-type="string">
            <text:p text:style-name="Table_20_Heading">读取目录</text:p>
          </table:table-cell>
          <table:table-cell table:style-name="表格2.A1" office:value-type="string">
            <text:p text:style-name="Table_20_Heading">写入目录</text:p>
          </table:table-cell>
          <table:table-cell table:style-name="表格2.A1" office:value-type="string">
            <text:p text:style-name="Table_20_Heading">执行步骤 </text:p>
          </table:table-cell>
        </table:table-row>
        <table:table-row>
          <table:table-cell table:style-name="表格2.A1" office:value-type="string">
            <text:p text:style-name="Table_20_Contents">%prep</text:p>
          </table:table-cell>
          <table:table-cell table:style-name="表格2.A1" office:value-type="string">
            <text:p text:style-name="Table_20_Contents">%_sourcedir</text:p>
          </table:table-cell>
          <table:table-cell table:style-name="表格2.A1" office:value-type="string">
            <text:p text:style-name="Table_20_Contents">%_builddir</text:p>
          </table:table-cell>
          <table:table-cell table:style-name="表格2.A1" office:value-type="string">
            <text:p text:style-name="Table_20_Contents">在%_sourcedir (通常 ~/rpmbuild/SOURCES)目录读取源代码和补丁文件，解包到%_builddir下的子目录 (通常 ~/rpmbuild/BUILD/) ，并且执行补丁</text:p>
          </table:table-cell>
        </table:table-row>
        <table:table-row>
          <table:table-cell table:style-name="表格2.A1" office:value-type="string">
            <text:p text:style-name="Table_20_Contents">%build</text:p>
          </table:table-cell>
          <table:table-cell table:style-name="表格2.A1" office:value-type="string">
            <text:p text:style-name="Table_20_Contents">%_builddir</text:p>
          </table:table-cell>
          <table:table-cell table:style-name="表格2.A1" office:value-type="string">
            <text:p text:style-name="Table_20_Contents">%_builddir</text:p>
          </table:table-cell>
          <table:table-cell table:style-name="表格2.A1" office:value-type="string">
            <text:p text:style-name="Table_20_Contents">在%_builddir (通常 ~/rpmbuild/BUILD/)下进行编译，通常是通过运行 "./configure; make"来实现的</text:p>
          </table:table-cell>
        </table:table-row>
        <table:table-row>
          <table:table-cell table:style-name="表格2.A1" office:value-type="string">
            <text:p text:style-name="Table_20_Contents">%check</text:p>
          </table:table-cell>
          <table:table-cell table:style-name="表格2.A1" office:value-type="string">
            <text:p text:style-name="Table_20_Contents">%_builddir</text:p>
          </table:table-cell>
          <table:table-cell table:style-name="表格2.A1" office:value-type="string">
            <text:p text:style-name="Table_20_Contents">%_builddir</text:p>
          </table:table-cell>
          <table:table-cell table:style-name="表格2.A1" office:value-type="string">
            <text:p text:style-name="Table_20_Contents">检测软件是否运行正常，通常通过运行make test 来实现的，而大多数软件包不实现这个步骤</text:p>
          </table:table-cell>
        </table:table-row>
        <table:table-row>
          <table:table-cell table:style-name="表格2.A1" office:value-type="string">
            <text:p text:style-name="Table_20_Contents">%install</text:p>
          </table:table-cell>
          <table:table-cell table:style-name="表格2.A1" office:value-type="string">
            <text:p text:style-name="Table_20_Contents">%_builddir</text:p>
          </table:table-cell>
          <table:table-cell table:style-name="表格2.A1" office:value-type="string">
            <text:p text:style-name="Table_20_Contents">%_buildrootdir</text:p>
          </table:table-cell>
          <table:table-cell table:style-name="表格2.A1" office:value-type="string">
            <text:p text:style-name="Table_20_Contents">读取%_builddir (通常 ~/rpmbuild/BUILD/) 下的文件然后写如到%_buildrootdir (通常 ~/rpmbuild/BUILDROOT). 这些文件是假定最终用户要安装的。这通常通过使用 "make install"来实现的. </text:p>
          </table:table-cell>
        </table:table-row>
        <table:table-row>
          <table:table-cell table:style-name="表格2.A1" office:value-type="string">
            <text:p text:style-name="Table_20_Contents">bin</text:p>
          </table:table-cell>
          <table:table-cell table:style-name="表格2.A1" office:value-type="string">
            <text:p text:style-name="Table_20_Contents">%_buildrootdir</text:p>
          </table:table-cell>
          <table:table-cell table:style-name="表格2.A1" office:value-type="string">
            <text:p text:style-name="Table_20_Contents">%_rpmdir</text:p>
          </table:table-cell>
          <table:table-cell table:style-name="表格2.A1" office:value-type="string">
            <text:p text:style-name="Table_20_Contents">读取%_buildrootdir ( 通常 ~/rpmbuild/BUILDROOT/) <text:soft-page-break/>下的文件，然后创建二进制RPM软件包到%_rpmdir ( 通常 ~/rpmbuild/RPMS/). 该目录下为各个体系架构创建来相应的目录，包含"noarch" 目录</text:p>
          </table:table-cell>
        </table:table-row>
        <table:table-row>
          <table:table-cell table:style-name="表格2.A1" office:value-type="string">
            <text:p text:style-name="Table_20_Contents">src</text:p>
          </table:table-cell>
          <table:table-cell table:style-name="表格2.A1" office:value-type="string">
            <text:p text:style-name="Table_20_Contents">%_sourcedir</text:p>
          </table:table-cell>
          <table:table-cell table:style-name="表格2.A1" office:value-type="string">
            <text:p text:style-name="Table_20_Contents">%_srcrpmdir</text:p>
          </table:table-cell>
          <table:table-cell table:style-name="表格2.A1" office:value-type="string">
            <text:p text:style-name="Table_20_Contents">创建 (.src.rpm) 到%_srcrpmdir ( 通常 ~/rpmbuild/SRPMS)</text:p>
          </table:table-cell>
        </table:table-row>
      </table:table>
      <text:p text:style-name="P5">通常的RPM目录总结</text:p>
      <table:table table:name="表格3" table:style-name="表格3">
        <table:table-column table:style-name="表格3.A"/>
        <table:table-column table:style-name="表格3.B"/>
        <table:table-column table:style-name="表格3.C"/>
        <table:table-column table:style-name="表格3.D"/>
        <table:table-row>
          <table:table-cell table:style-name="表格3.A1" office:value-type="string">
            <text:p text:style-name="Table_20_Heading">宏名称</text:p>
          </table:table-cell>
          <table:table-cell table:style-name="表格3.A1" office:value-type="string">
            <text:p text:style-name="Table_20_Heading">名字 </text:p>
          </table:table-cell>
          <table:table-cell table:style-name="表格3.A1" office:value-type="string">
            <text:p text:style-name="Table_20_Heading">通常实际目录 </text:p>
          </table:table-cell>
          <table:table-cell table:style-name="表格3.A1" office:value-type="string">
            <text:p text:style-name="Table_20_Heading">用途 </text:p>
          </table:table-cell>
        </table:table-row>
        <table:table-row>
          <table:table-cell table:style-name="表格3.A1" office:value-type="string">
            <text:p text:style-name="Table_20_Contents">%_specdir</text:p>
          </table:table-cell>
          <table:table-cell table:style-name="表格3.A1" office:value-type="string">
            <text:p text:style-name="Table_20_Contents">Specification directory</text:p>
          </table:table-cell>
          <table:table-cell table:style-name="表格3.A1" office:value-type="string">
            <text:p text:style-name="Table_20_Contents">~/rpmbuild/SPECS</text:p>
          </table:table-cell>
          <table:table-cell table:style-name="表格3.A1" office:value-type="string">
            <text:p text:style-name="Table_20_Contents">RPM specifications (.spec) files </text:p>
          </table:table-cell>
        </table:table-row>
        <table:table-row>
          <table:table-cell table:style-name="表格3.A1" office:value-type="string">
            <text:p text:style-name="Table_20_Contents">%_sourcedir</text:p>
          </table:table-cell>
          <table:table-cell table:style-name="表格3.A1" office:value-type="string">
            <text:p text:style-name="Table_20_Contents">Source directory</text:p>
          </table:table-cell>
          <table:table-cell table:style-name="表格3.A1" office:value-type="string">
            <text:p text:style-name="Table_20_Contents">~/rpmbuild/SOURCES</text:p>
          </table:table-cell>
          <table:table-cell table:style-name="表格3.A1" office:value-type="string">
            <text:p text:style-name="Table_20_Contents">Pristine source package (e.g., tarballs) and patches </text:p>
          </table:table-cell>
        </table:table-row>
        <table:table-row>
          <table:table-cell table:style-name="表格3.A1" office:value-type="string">
            <text:p text:style-name="Table_20_Contents">%_builddir</text:p>
          </table:table-cell>
          <table:table-cell table:style-name="表格3.A1" office:value-type="string">
            <text:p text:style-name="Table_20_Contents">Build directory</text:p>
          </table:table-cell>
          <table:table-cell table:style-name="表格3.A1" office:value-type="string">
            <text:p text:style-name="Table_20_Contents">~/rpmbuild/BUILD</text:p>
          </table:table-cell>
          <table:table-cell table:style-name="表格3.A1" office:value-type="string">
            <text:p text:style-name="Table_20_Contents">Source files are unpacked and compiled in a subdirectory underneath this. </text:p>
          </table:table-cell>
        </table:table-row>
        <table:table-row>
          <table:table-cell table:style-name="表格3.A1" office:value-type="string">
            <text:p text:style-name="Table_20_Contents">%_buildrootdir</text:p>
          </table:table-cell>
          <table:table-cell table:style-name="表格3.A1" office:value-type="string">
            <text:p text:style-name="Table_20_Contents">Build root directory</text:p>
          </table:table-cell>
          <table:table-cell table:style-name="表格3.A1" office:value-type="string">
            <text:p text:style-name="Table_20_Contents">~/rpmbuild/BUILDROOT</text:p>
          </table:table-cell>
          <table:table-cell table:style-name="表格3.A1" office:value-type="string">
            <text:p text:style-name="Table_20_Contents">Files are installed under here during the %install stage. </text:p>
          </table:table-cell>
        </table:table-row>
        <table:table-row>
          <table:table-cell table:style-name="表格3.A1" office:value-type="string">
            <text:p text:style-name="Table_20_Contents">%_rpmdir</text:p>
          </table:table-cell>
          <table:table-cell table:style-name="表格3.A1" office:value-type="string">
            <text:p text:style-name="Table_20_Contents">Binary RPM directory</text:p>
          </table:table-cell>
          <table:table-cell table:style-name="表格3.A1" office:value-type="string">
            <text:p text:style-name="Table_20_Contents">~/rpmbuild/RPMS</text:p>
          </table:table-cell>
          <table:table-cell table:style-name="表格3.A1" office:value-type="string">
            <text:p text:style-name="Table_20_Contents">Binary RPMs are created stored under here. </text:p>
          </table:table-cell>
        </table:table-row>
        <table:table-row>
          <table:table-cell table:style-name="表格3.A1" office:value-type="string">
            <text:p text:style-name="Table_20_Contents">%_srcrpmdir</text:p>
          </table:table-cell>
          <table:table-cell table:style-name="表格3.A1" office:value-type="string">
            <text:p text:style-name="Table_20_Contents">Source RPM directory</text:p>
          </table:table-cell>
          <table:table-cell table:style-name="表格3.A1" office:value-type="string">
            <text:p text:style-name="Table_20_Contents">~/rpmbuild/SRPMS</text:p>
          </table:table-cell>
          <table:table-cell table:style-name="表格3.A1" office:value-type="string">
            <text:p text:style-name="Table_20_Contents">Source RPMs are created and stored here. </text:p>
          </table:table-cell>
        </table:table-row>
      </table:table>
      <text:p text:style-name="Standard"/>
      <text:p text:style-name="Standard">准备好为一个程序打包</text:p>
      <text:p text:style-name="Standard">通常对于有外部以来的软件或者库文件，应该将他们分别打包，而不是放置到一个包中</text:p>
      <text:p text:style-name="Standard">通常在 <text:a xlink:type="simple" xlink:href="http://cvs.fedoraproject.org/viewcvs/rpms/">http://cvs.fedoraproject.org/viewcvs/rpms/</text:a> 目录会有很多写好的.spec文件，可以选择相似的来修改或者参考</text:p>
      <text:p text:style-name="Standard">对于已经发布的fedora软件，会有.src.rpm源代码软件包，通常可以在</text:p>
      <text:p text:style-name="Text_20_body">releases/14/Everything/source/SRPMS目录下载得到</text:p>
      <text:p text:style-name="P2">$rpm -ivh sourcepackage-name*.src.rpm</text:p>
      <text:p text:style-name="P2">会安装源代码到“~/rpmbuild/SOURCES”以及 .spec文件到“~/rpmbuild/SPEC”目录【通常那个用户解压的，就是在哪个用户的根目录下面创建rpmbuild 】</text:p>
      <text:p text:style-name="P2">警告显示，如果没有mockbuild用户，就建立到root的目录下面，添加来mockbuild用户后，就直接安装到来执行rpm命令的用户根目录下面了 </text:p>
      <text:p text:style-name="P2">另外的一种使用方法是</text:p>
      <text:p text:style-name="Preformatted_20_Text">$ mkdir PROGRAMNAME_src_rpm</text:p>
      <text:p text:style-name="Preformatted_20_Text">$ cd PROGRAMNAME_src_rpm</text:p>
      <text:p text:style-name="P2">$ rpm2cpio ../PROGRAMNAME-*.src.rpm | cpio -i</text:p>
      <text:p text:style-name="P2">这个就会在当前目录下生成.spec和tar.gz源代码文件（没有进行目录分类）</text:p>
      <text:p text:style-name="P2">创建SPEC文件</text:p>
      <text:p text:style-name="P2"><text:soft-page-break/>在目录<text:span text:style-name="Source_20_Text">/etc/rpmdevtools/spectemplate-*.spec下面许多rpm的spec文件的模板可以参照</text:span></text:p>
      <text:p text:style-name="P2"><text:span text:style-name="Source_20_Text">rpmdev-newspec 可以辅助生成spec文件，只需要执行命令的时候传递包名，就会自动生成包名.spec</text:span></text:p>
      <text:p text:style-name="Preformatted_20_Text">$cd ~/rpmbuild/SPECS</text:p>
      <text:p text:style-name="Preformatted_20_Text">$rpmdev-newspec python-antigravity</text:p>
      <text:p text:style-name="P2"><text:span text:style-name="Source_20_Text">$vi python-antigravity.spec</text:span></text:p>
      <text:p text:style-name="P2"><text:span text:style-name="Source_20_Text">当然高版本的编辑器(vim)，只要编辑的文件名后缀是.spec,就自动生成模板了</text:span></text:p>
      <text:p text:style-name="P2"><text:span text:style-name="Source_20_Text">下面是一个fedora 9的 程序的spec文件的例子</text:span></text:p>
      <text:p text:style-name="P2"><text:span text:style-name="Source_20_Text">[老版本的代码和源程序下载http://archive.fedoraproject.org/pub/archive/fedora/linux/releases/9/Fedora/source/SRPMS/]</text:span></text:p>
      <table:table table:name="Table1" table:style-name="Table1">
        <table:table-column table:style-name="Table1.A"/>
        <table:table-row>
          <table:table-cell table:style-name="Table1.A1" office:value-type="string">
            <text:p text:style-name="P1">Summary: A program that ejects removable media using software control. </text:p>
            <text:p text:style-name="P1">Name: eject </text:p>
            <text:p text:style-name="P1">Version: 2.1.5 </text:p>
            <text:p text:style-name="P1">Release: 11%{dist} </text:p>
            <text:p text:style-name="P1">License: GPL </text:p>
            <text:p text:style-name="P1">Group: System Environment/Base </text:p>
            <text:p text:style-name="P1">Source: http://metalab.unc.edu/pub/Linux/utils/disk-management/%{name}-%{version}.tar.gz </text:p>
            <text:p text:style-name="P1">Source1: eject.pam </text:p>
            <text:p text:style-name="P1">Patch1: eject-2.1.1-verbose.patch </text:p>
            <text:p text:style-name="P1">Patch2: eject-timeout.patch </text:p>
            <text:p text:style-name="P1">Patch3: eject-2.1.5-opendevice.patch </text:p>
            <text:p text:style-name="P1">Patch4: eject-2.1.5-spaces.patch </text:p>
            <text:p text:style-name="P1">Patch5: eject-2.1.5-lock.patch </text:p>
            <text:p text:style-name="P1">Patch6: eject-2.1.5-umount.patch </text:p>
            <text:p text:style-name="P1">BuildRoot: %{_tmppath}/%{name}-%{version}-%{release}-buildroot </text:p>
            <text:p text:style-name="P1">URL: http://www.pobox.com/~tranter </text:p>
            <text:p text:style-name="P1">ExcludeArch: s390 s390x </text:p>
            <text:p text:style-name="P1">BuildRequires: gettext </text:p>
            <text:p text:style-name="P1">BuildRequires: automake </text:p>
            <text:p text:style-name="P1">BuildRequires: autoconf </text:p>
            <text:p text:style-name="P1">BuildRequires: libtool </text:p>
            <text:p text:style-name="P1"/>
            <text:p text:style-name="P1">%description </text:p>
            <text:p text:style-name="P1">The eject program allows the user to eject removable media (typically </text:p>
            <text:p text:style-name="P1">CD-ROMs, floppy disks or Iomega Jaz or Zip disks) using software </text:p>
            <text:p text:style-name="P1">control. Eject can also control some multi-disk CD changers and even </text:p>
            <text:p text:style-name="P1">some devices' auto-eject features. </text:p>
            <text:p text:style-name="P1"/>
            <text:p text:style-name="P1">Install eject if you'd like to eject removable media using software </text:p>
            <text:p text:style-name="P1">control. </text:p>
            <text:p text:style-name="P1"/>
            <text:p text:style-name="P1">%prep </text:p>
            <text:p text:style-name="P1">%setup -q -n %{name} </text:p>
            <text:p text:style-name="P1">%patch1 -p1 -b .versbose </text:p>
            <text:p text:style-name="P1">%patch2 -p1 -b .timeout </text:p>
            <text:p text:style-name="P1">%patch3 -p0 -b .opendevice </text:p>
            <text:p text:style-name="P1">%patch4 -p0 -b .spaces </text:p>
            <text:p text:style-name="P1">%patch5 -p0 -b .lock </text:p>
            <text:p text:style-name="P1">%patch6 -p1 -b .umount </text:p>
            <text:p text:style-name="P1"/>
            <text:p text:style-name="P1">%build </text:p>
            <text:p text:style-name="P1"><text:soft-page-break/>%configure </text:p>
            <text:p text:style-name="P1"/>
            <text:p text:style-name="P1">make </text:p>
            <text:p text:style-name="P1"/>
            <text:p text:style-name="P1">%install </text:p>
            <text:p text:style-name="P1">rm -rf %{buildroot} </text:p>
            <text:p text:style-name="P1"/>
            <text:p text:style-name="P1">make DESTDIR=%{buildroot} install </text:p>
            <text:p text:style-name="P1"/>
            <text:p text:style-name="P1"># pam stuff </text:p>
            <text:p text:style-name="P1">install -m 755 -d %{buildroot}/%{_sysconfdir}/pam.d </text:p>
            <text:p text:style-name="P1">install -m 644 %{SOURCE1} %{buildroot}/%{_sysconfdir}/pam.d/%{name} </text:p>
            <text:p text:style-name="P1"/>
            <text:p text:style-name="P1">install -m 755 -d %{buildroot}/%{_sysconfdir}/security/console.apps/ </text:p>
            <text:p text:style-name="P1">echo "FALLBACK=true" &gt; %{buildroot}/%{_sysconfdir}/security/console.apps/%{name} </text:p>
            <text:p text:style-name="P1"/>
            <text:p text:style-name="P1">install -m 755 -d %{buildroot}/%{_sbindir} </text:p>
            <text:p text:style-name="P1">pushd %{buildroot}/%{_bindir} </text:p>
            <text:p text:style-name="P1">mv eject ../sbin </text:p>
            <text:p text:style-name="P1">ln -s consolehelper eject </text:p>
            <text:p text:style-name="P1">popd </text:p>
            <text:p text:style-name="P1"/>
            <text:p text:style-name="P1">%find_lang %{name} </text:p>
            <text:p text:style-name="P1"/>
            <text:p text:style-name="P1">%clean </text:p>
            <text:p text:style-name="P1">rm -rf %{buildroot} </text:p>
            <text:p text:style-name="P1"/>
            <text:p text:style-name="P1">%files -f %{name}.lang </text:p>
            <text:p text:style-name="P1">%defattr(-,root,root) </text:p>
            <text:p text:style-name="P1">%doc README TODO COPYING ChangeLog </text:p>
            <text:p text:style-name="P1">%attr(644,root,root) %{_sysconfdir}/security/console.apps/* </text:p>
            <text:p text:style-name="P1">%attr(644,root,root) %{_sysconfdir}/pam.d/* </text:p>
            <text:p text:style-name="P1">%{_bindir}/* </text:p>
            <text:p text:style-name="P1">%{_sbindir}/* </text:p>
            <text:p text:style-name="P1">%{_mandir}/man1/* </text:p>
            <text:p text:style-name="P1"/>
            <text:p text:style-name="P1">%changelog </text:p>
            <text:p text:style-name="P1">* Wed Apr 02 2008 Zdenek Prikryl &lt;zprikryl@redhat.com&gt; 2.1.5-11 </text:p>
            <text:p text:style-name="P1">- Added check if device is hotpluggable </text:p>
            <text:p text:style-name="P1">- Resolves #438610 </text:p>
            <text:p text:style-name="P1"/>
            <text:p text:style-name="P1">* Thu Mar 20 2008 Jesse Keating &lt;jkeating@redhat.com&gt; - 2.1.5-10 </text:p>
            <text:p text:style-name="P1">- Fix the patch again now that sysfs makes things in /sys/block symlinks. </text:p>
            <text:p text:style-name="P1"/>
            <text:p text:style-name="P1">......</text:p>
            <text:p text:style-name="P1"/>
            <text:p text:style-name="P1">* Wed Oct 15 1997 Donnie Barnes &lt;djb@redhat.com&gt; </text:p>
            <text:p text:style-name="P1">- upgraded to 1.5 </text:p>
            <text:p text:style-name="P1">- various spec file clean ups </text:p>
            <text:p text:style-name="P1">- eject rocks! </text:p>
            <text:p text:style-name="P1"/>
            <text:p text:style-name="P1">* Mon Jun 02 1997 Erik Troan &lt;ewt@redhat.com&gt; </text:p>
            <text:p text:style-name="P1">- built against glibc</text:p>
          </table:table-cell>
        </table:table-row>
      </table:table>
      <text:p text:style-name="P2"><text:span text:style-name="Source_20_Text"/></text:p>
      <text:p text:style-name="P2"><text:span text:style-name="Source_20_Text">使用#可以注释一行，但是对于%开头的宏，展开后可能会有多行，所以这样的东西如果要注释，就可以使用双百分号%%进行注释。同时也不要进行inline注释，就是在一个宏或者命令之后在一行中使用 #进行注释</text:span></text:p>
      <text:list xml:id="list2026564430" text:style-name="L1">
        <text:list-item>
          <text:p text:style-name="P24">Name: 要打包的基名字，需要遵循 <text:a xlink:type="simple" xlink:href="https://fedoraproject.org/wiki/Packaging/NamingGuidelines">Package Naming Guidelines</text:a>，通常情况下需要小写，<text:soft-page-break/>并且同spec文件名匹配，且spec文件任何地方可以使用%{name} </text:p>
        </text:list-item>
        <text:list-item>
          <text:p text:style-name="P24">Version: 版本号，通常是数字的，如果需要非数字的版本号，一般它们放置到Release字段中，可被%{version}引用 </text:p>
        </text:list-item>
        <text:list-item>
          <text:p text:style-name="P24">Release: 发布号，初始是"1%{?dist}"，然后不断的增加。当新的软件版本产生时候，应该修改Version，然后重置Release.可被%{release}引用。另外，”dist” tag字段是可选的。</text:p>
        </text:list-item>
        <text:list-item>
          <text:p text:style-name="P24">Summary: 简短的软件概要，英语，一行。 </text:p>
        </text:list-item>
        <text:list-item>
          <text:p text:style-name="P24">Group: 预先存在的软件分组名字,例如 "Applications/Engineering"，标准组已经被定义在"/usr/share/doc/rpm-*/GROUPS" <text:s/></text:p>
        </text:list-item>
        <text:list-item>
          <text:p text:style-name="P24">License: 许可证，使用标准的软件许可证缩写，如"GPLv2+". 多个许可之间使用and <text:s/>或者or 连接，比如 "GPLv2 and BSD". 使用"License"而不是废弃的"Copyright". </text:p>
        </text:list-item>
        <text:list-item>
          <text:p text:style-name="P24">URL: 可以提供程序更多信息的URL，比如工程的网页。</text:p>
        </text:list-item>
        <text:list-item>
          <text:p text:style-name="P14">Source0: URL软件源代码地址。”Source”默认与”Source0”同意。通常应当将%{name} %{version}等信息嵌入其中. </text:p>
        </text:list-item>
        <text:list-item>
          <text:p text:style-name="P24">Patch0: 补丁包第一个，后面Patch1... 可以有多个。</text:p>
        </text:list-item>
        <text:list-item>
          <text:p text:style-name="P24">BuildRoot: 指定了%install过程应该安装软件的地址，通常来说是在”/var/tmp”目录下创建一个新的特殊目录，将来的版本会忽略这个值，而是放置到"%{_topdir}/BUILDROOT/"目录</text:p>
          <text:p text:style-name="P24">这里，老版本BuildRoot: %{_tmppath}/%{name}-%{version}-%{release}-buildroot </text:p>
          <text:p text:style-name="P24">新版本BuildRoot: %(mktemp -ud %{_tmppath}/%{name}-%{version}-%{release}-XXXXXX)</text:p>
          <text:p text:style-name="P24"/>
        </text:list-item>
        <text:list-item>
          <text:p text:style-name="P24">BuildRequires: 显示来编译需要的软件，通常是每行一个，可以有多行 。有些常用的软件，比如gcc是自动包含的， <text:a xlink:type="simple" xlink:href="https://fedoraproject.org/wiki/Packaging/Guidelines">Packaging Guidelines</text:a>包含来可以被忽略的软件列表。列表中的项目同时还可以指定最低的版本号，比如"ocaml &gt;= 3.08"。</text:p>
          <text:p text:style-name="P24">通过rpm -qf 可以检测到相应文件对应的包的名字，比如</text:p>
          <text:p text:style-name="P24"><text:s/>[taozj@03 rpmbuild]$ rpm -qf /usr/bin/perl </text:p>
          <text:p text:style-name="P24"><text:s/>perl-5.12.3-143.fc14.x86_64<text:line-break/>或者</text:p>
          <text:p text:style-name="P24"><text:s/>[taozj@03 rpmbuild]$ rpm -qf `which perl` </text:p>
          <text:p text:style-name="P24"><text:s/>perl-5.12.3-143.fc14.x86_64 </text:p>
          <text:p text:style-name="P26">使用 "auto-br-rpmbuild"可以自动显示出编译依赖关系。。。</text:p>
        </text:list-item>
        <text:list-item>
          <text:p text:style-name="P24">Requires: 这里的依赖是当软件安装之后的依赖</text:p>
          <text:p text:style-name="P24"><text:span text:style-name="T3">上面的 </text:span><text:span text:style-name="T2">BuildRequires是在编译二进制RPM包时候需要的，二进制的包的依赖通常可以被自动检测，可以不用写在Reuires标签中，但是也可以明确写出</text:span><text:span text:style-name="T3"> </text:span></text:p>
        </text:list-item>
      </text:list>
      <text:p text:style-name="P25"/>
      <text:p text:style-name="P25"/>
      <text:p text:style-name="P25"/>
      <text:p text:style-name="P10"><text:soft-page-break/>下面是一些执行的宏命令了：</text:p>
      <text:list xml:id="list873487305" text:continue-numbering="true" text:style-name="L1">
        <text:list-item>
          <text:p text:style-name="P24">%description - 一个多行的程序描述，每行小于80个字符，空行表示一个段落的结束</text:p>
        </text:list-item>
        <text:list-item>
          <text:p text:style-name="P24">%prep – 解压源代码，为源代码打补丁</text:p>
          <text:p text:style-name="P24">通常是%setup -q 就可以了。当有多个源代码，或者代码包名字同解压出来名字不一样的时候，使用 "%setup -q -n NAME"格式，比如 %setup -q -n %{name}. 然后是打补丁，通常是%patch1 -p1 -b xxx.patch ，当然 %patch2 ....</text:p>
        </text:list-item>
        <text:list-item>
          <text:p text:style-name="P24">%build – 编译，并且准备安装软件。</text:p>
          <text:p text:style-name="P24">通常有%configure 调用源代码中的configure命令，</text:p>
          <text:p text:style-name="P24">make</text:p>
          <text:p text:style-name="P24">编译的很多的参数都定义在/usr/lib/rpm/macros中</text:p>
        </text:list-item>
        <text:list-item>
          <text:p text:style-name="P24">%check – 程序的自测试，从%build中独立出来，可以被忽略。</text:p>
          <text:p text:style-name="P24">通常是简单的执行 "make test" 或者 "make check"</text:p>
        </text:list-item>
        <text:list-item>
          <text:p text:style-name="P24">%install - 从%{_builddir} ( ~/rpmbuild/BUILD目录下)拷贝文件到%{buildroot} (t通常是/var/tmp目录下)</text:p>
        </text:list-item>
        <text:list-item>
          <text:p text:style-name="P14">%clean - 清除build root，通常为: </text:p>
        </text:list-item>
      </text:list>
      <text:p text:style-name="P2"><text:tab/><text:tab/>rm -rf %{buildroot}</text:p>
      <text:list xml:id="list585128904" text:style-name="L2">
        <text:list-item>
          <text:p text:style-name="P27">%files - 定义那些文件会被安装（将来打包到rpm包中） </text:p>
        </text:list-item>
        <text:list-item>
          <text:p text:style-name="P27">%changelog - 变更日志</text:p>
        </text:list-item>
        <text:list-item>
          <text:p text:style-name="P27">ExcludeArch: 不支持的构架</text:p>
          <text:p text:style-name="P15"/>
          <text:p text:style-name="P15"><text:s/>被废弃的关键字：Packager Vendor Copyright</text:p>
        </text:list-item>
      </text:list>
      <text:p text:style-name="Text_20_body"><text:tab/><text:tab/>rpm支持子包，可以使用一个spec编译产生多个二进制包。</text:p>
      <text:p text:style-name="Text_20_body"/>
      <text:p text:style-name="P11">%prep</text:p>
      <text:p text:style-name="Standard"><text:s/>描述来怎样解压源代码。通常由%setup 和 %patch 命令组成，并且相应的引用Source0:, Source1:,等定义。</text:p>
      <text:p text:style-name="Text_20_body">新版本的RPM提供了%{patches}和%{sources}宏，如果源代码和目录不是很多的话，不建议使用：</text:p>
      <text:p text:style-name="Preformatted_20_Text">for p in %{patches}; do</text:p>
      <text:p text:style-name="Preformatted_20_Text">...</text:p>
      <text:p text:style-name="P2">done</text:p>
      <text:p text:style-name="Text_20_body">%setup命令</text:p>
      <text:p text:style-name="Text_20_body">-q quite，阻止显示一些信息</text:p>
      <text:list xml:id="list855609238" text:style-name="L3">
        <text:list-item>
          <text:p text:style-name="P28">-n <text:span text:style-name="T1">name</text:span>: name将软件解压到name目录中 %setup -q -n NAMEDIR</text:p>
        </text:list-item>
        <text:list-item>
          <text:p text:style-name="P16">-c <text:span text:style-name="T1">name</text:span>: 现创建name目录，然后解压到这个目录中 </text:p>
        </text:list-item>
      </text:list>
      <text:p text:style-name="Text_20_body"><text:soft-page-break/>下面是对于多个文件时候，使用的%setup命令</text:p>
      <table:table table:name="表格4" table:style-name="表格4">
        <table:table-column table:style-name="表格4.A"/>
        <table:table-column table:style-name="表格4.B"/>
        <table:table-row>
          <table:table-cell table:style-name="表格4.A1" office:value-type="string">
            <text:p text:style-name="Table_20_Contents">-a number </text:p>
          </table:table-cell>
          <table:table-cell table:style-name="表格4.A1" office:value-type="string">
            <text:p text:style-name="Table_20_Contents">只解压number指定的Source文件，比如 –a 0 对应Source0: ，<text:span text:style-name="T3">after changing to the directory. </text:span></text:p>
          </table:table-cell>
        </table:table-row>
        <table:table-row>
          <table:table-cell table:style-name="表格4.A1" office:value-type="string">
            <text:p text:style-name="Table_20_Contents">-b number </text:p>
          </table:table-cell>
          <table:table-cell table:style-name="表格4.A1" office:value-type="string">
            <text:p text:style-name="Table_20_Contents">只解压number指定的Source文件，比如 –b 0 对应Source0:<text:span text:style-name="T3"> <text:s/>, before changing to the directory. </text:span></text:p>
          </table:table-cell>
        </table:table-row>
        <table:table-row>
          <table:table-cell table:style-name="表格4.A1" office:value-type="string">
            <text:p text:style-name="Table_20_Contents">-D </text:p>
          </table:table-cell>
          <table:table-cell table:style-name="表格4.A1" office:value-type="string">
            <text:p text:style-name="Table_20_Contents">Do not delete the directory before unpacking. </text:p>
          </table:table-cell>
        </table:table-row>
        <table:table-row>
          <table:table-cell table:style-name="表格4.A1" office:value-type="string">
            <text:p text:style-name="Table_20_Contents">-T </text:p>
          </table:table-cell>
          <table:table-cell table:style-name="表格4.A1" office:value-type="string">
            <text:p text:style-name="Table_20_Contents">不使用default解压操作</text:p>
          </table:table-cell>
        </table:table-row>
      </table:table>
      <text:h text:style-name="Heading_20_4" text:outline-level="4">%patch</text:h>
      <text:p text:style-name="Text_20_body">可以使用 %patchN 代替正规格式的 %patch -pN，比如%patch0 %patch -p0</text:p>
      <text:p text:style-name="Text_20_body">一般补丁文件的名称格式 <text:s/><text:span text:style-name="T1">%{name}</text:span>-<text:span text:style-name="T1">%{version}</text:span>-<text:span text:style-name="T1">patch_purpose</text:span>.patch</text:p>
      <text:p text:style-name="Text_20_body">产生补丁文件的方法</text:p>
      <text:p text:style-name="Preformatted_20_Text">cp X/Y.Z X/Y.Z.orig</text:p>
      <text:p text:style-name="Preformatted_20_Text">vim X/Y.Z</text:p>
      <text:p text:style-name="P2">diff -u X/Y.Z.orig X/Y.Z &gt; ~/rpmbuild/SOURCES/PKGNAME.REASON.patch</text:p>
      <text:p text:style-name="Text_20_body">对于需要改动多个文件的方法 </text:p>
      <text:p text:style-name="Preformatted_20_Text">cp -pr . ../PACKAGENAME.orig</text:p>
      <text:p text:style-name="Preformatted_20_Text">... many edits ...</text:p>
      <text:p text:style-name="P2">diff -u ../PACKAGENAME.orig . &gt; ~/rpmbuild/SOURCES/PKGNAME.REASON.patch</text:p>
      <text:p text:style-name="Text_20_body">通常，对于编辑多个文件产生的补丁，也可以使用gendiff工具来产生补丁文件</text:p>
      <text:h text:style-name="P8" text:outline-level="4">不用改变变更的文件</text:h>
      <text:p text:style-name="P9">Sometimes, you'll package just a straight file that doesn't need to be uncompressed, e.g., a "Source1:" that is just a simple PDF file. These might not be from external sources, e.g., perhaps you've had to create a few additional files that weren't in the original sources so that the package cleanly installs in Fedora. You can "prep" those into the build directory by doing this (replace "1" with whatever number it is): </text:p>
      <text:p text:style-name="P3"><text:s/>cp -p %SOURCE1 .</text:p>
      <text:h text:style-name="P6" text:outline-level="3">%build</text:h>
      <text:p text:style-name="Text_20_body">配置和编译相应的文件。</text:p>
      <text:p text:style-name="Text_20_body">RPM中的%configure是直接调用的GNU中的configure命令，并且传递给了正确的参数 (e.g., it changes --prefix to /usr). </text:p>
      <text:p text:style-name="Text_20_body">通常的%build块中有：</text:p>
      <text:p text:style-name="Preformatted_20_Text"><text:s/>%configure</text:p>
      <text:p text:style-name="P2"><text:s/>make %{?_smp_mflags}</text:p>
      <text:p text:style-name="Text_20_body"><text:soft-page-break/>当然也可以改变传递的特定的参数去覆盖Makefile中的相应参数 </text:p>
      <text:p text:style-name="P2">make %{?_smp_mflags} CFLAGS="%{optflags}" BINDIR=%{_bindir}</text:p>
      <text:h text:style-name="P7" text:outline-level="3">%check</text:h>
      <text:p text:style-name="Text_20_body"/>
      <text:p text:style-name="Text_20_body"><text:s/>"%check" <text:s/>部分进行软件的自测试，通常应该在%build块下紧接着进行，而且应该独立与%build块，让系统可以自动的跳过一些不必要的测试工作</text:p>
      <text:h text:style-name="P6" text:outline-level="3">%install</text:h>
      <text:p text:style-name="Text_20_body"><text:s/>"%install"进行软件的安装，通常是将%{_builddir} (normally ~/rpmbuild/BUILD/<text:span text:style-name="T1">something</text:span>) 中的软件拷贝到 %{buildroot} (normally /var/tmp/<text:span text:style-name="T1">something</text:span>)中，并且在%{buildroot}中有必要时候创建相应的目录</text:p>
      <text:p text:style-name="Text_20_body"><text:span text:style-name="T4">Watch out</text:span>: Some of the terminology is very misleading: </text:p>
      <text:list xml:id="list2158483527" text:style-name="L4">
        <text:list-item>
          <text:p text:style-name="P29">The <text:span text:style-name="T1">build directory</text:span> (under which compilations occur during %build) and the <text:span text:style-name="T1">build root</text:span> (where files are copied into during the %install process) are <text:span text:style-name="T4">different</text:span>. The point of the %install process is to copy files, such as those under the build directory, to the right place in the build root. Perhaps "buildroot" should be called "installroot", but it's too late now, the terminology is entrenched. </text:p>
        </text:list-item>
        <text:list-item>
          <text:p text:style-name="P29">The build directory is normally ~/rpmbuild/BUILD, while the build root (where files get installed to during %install) is normally ~/rpmbuild/BUILDROOT. The %prep stage will normally create a subdirectory underneath the build directory as part of %setup, and populate the build directory with files (based on the source information in %_sourcedir, which is typically in ~/rpmbuild/SOURCES). During %build, the current directory will actually start at %{buildsubdir}, that newly-created subdirectory under the build directory. Typically %{buildsubdir} is something like ~/rpmbuild/BUILD/%{name}-%{version}. </text:p>
        </text:list-item>
        <text:list-item>
          <text:p text:style-name="P17">The "%install" script is <text:span text:style-name="T1">not</text:span> used when the binary rpm package is installed by the end-user!! The term "%install" is misleading, in fact, the script must <text:span text:style-name="T1">not</text:span> install the programs in the REAL final locations (e.g., in /usr/bin), but under the buildroot %{buildroot}. </text:p>
        </text:list-item>
      </text:list>
      <text:p text:style-name="Text_20_body">通常安装部分都会先清除%{buildroot}目录，然后执行make install安装</text:p>
      <text:p text:style-name="Preformatted_20_Text"><text:tab/><text:tab/>%install</text:p>
      <text:p text:style-name="Preformatted_20_Text"><text:tab/><text:tab/>rm -rf %{buildroot}</text:p>
      <text:p text:style-name="P2"><text:tab/><text:tab/>make DESTDIR=%{buildroot} INSTALL="install -p" CP="cp -p" install</text:p>
      <text:p text:style-name="Text_20_body">通常每个程序应该支持make install 并且执行DESTDIR参数，如果不支持，可以这样</text:p>
      <text:list xml:id="list124157944" text:style-name="L5">
        <text:list-item>
          <text:p text:style-name="P30">修改Makefile，生成Makefile补丁，使其支持DESTDIR。(自由的使用 "mkdir -p"</text:p>
        </text:list-item>
        <text:list-item>
          <text:p text:style-name="P30">如果不支持DESTDIR可以尝试使用 "%makeinstall". --不推荐使用</text:p>
          <text:p text:style-name="P30">%makeinstall宏展开为</text:p>
          <text:p text:style-name="P30"><text:span text:style-name="Teletype">make prefix=%{buildroot}%{_prefix} bindir=%{buildroot}%{_bindir} ... install</text:span></text:p>
          <text:p text:style-name="P30"><text:span text:style-name="Teletype">这通常需要自己手动在</text:span>%buildroot中创建目录(e.g., <text:span text:style-name="Teletype">mkdir -p %{buildroot}%{_bindir}/</text:span>) ，在执行%makeinstall 之前. </text:p>
        </text:list-item>
        <text:list-item>
          <text:p text:style-name="P30"><text:soft-page-break/>安装auto-destdir软件包，产生make-redir命令. 事先学要设定"BuildRequires: auto-destdir", 然后将"make install" 改成 "make-redir DESTDIR=%{buildroot} install"</text:p>
        </text:list-item>
        <text:list-item>
          <text:p text:style-name="P18">Do the installation "by hand", that is, instead of invoking a build system, copy the files to the correct locations. Basically, this would be a sequence that would create directories that weren't already created by the "BuildRequires" packages (typically using install -d or mkdir -p), followed by copying of files from the current directory (inside the build directory) into the buildroot directory (typically using "cp -p" and/or "install -p"). Running "make -n install" may make it easy to determine what this sequence should be. Be sure to create directories inside %buildroot where necessary. One serious problem with this approach is that it's easy to fail to install new or renamed files during an update—so if there's a better approach, use it instead. If you <text:span text:style-name="T1">do</text:span> perform the installation "by hand", be <text:span text:style-name="T1">especially</text:span> careful with updates when using this approach. For example: </text:p>
        </text:list-item>
      </text:list>
      <text:p text:style-name="Preformatted_20_Text"><text:tab/><text:tab/>%install</text:p>
      <text:p text:style-name="Preformatted_20_Text"><text:tab/><text:tab/>rm -rf %{buildroot}</text:p>
      <text:p text:style-name="Preformatted_20_Text"><text:tab/><text:tab/>mkdir -p %{buildroot}%{_bindir}/</text:p>
      <text:p text:style-name="P2"><text:tab/><text:tab/>cp -p mycommand %{buildroot}%{_bindir}/</text:p>
      <text:h text:style-name="P6" text:outline-level="3">%files</text:h>
      <text:p text:style-name="Text_20_body">定义来那些文件和目录被添加，并且被所有</text:p>
      <text:p text:style-name="Text_20_body">rpm -qif xxx <text:s/>可以看到xxx的所有信息</text:p>
      <text:h text:style-name="Heading_20_4" text:outline-level="4">%files 基本信息</text:h>
      <text:p text:style-name="Text_20_body">一般开始的第一句就是一个%defattr宏，用来设置文件的默认权限</text:p>
      <text:p text:style-name="Text_20_body">%defattr(&lt;file permissions&gt;, &lt;user&gt;, &lt;group&gt;, &lt;directory permissions&gt;)</text:p>
      <text:p text:style-name="Text_20_body">通常的值是%defattr(-,root,root,-)，-表示忽略，实用系统默认的</text:p>
      <text:p text:style-name="Text_20_body">然后后面的路径都应该使用宏来代替绝对的路径名</text:p>
      <text:p text:style-name="Text_20_body">%{_bindir}/myfile &lt;== /usr/bin/myfile, </text:p>
      <text:p text:style-name="Text_20_body">%{_sbindir}/killaccount &lt;== /usr/sbin/killaccount</text:p>
      <text:p text:style-name="Text_20_body">对于一个只安装一个命令文件的%file如下</text:p>
      <text:p text:style-name="Preformatted_20_Text">%files</text:p>
      <text:p text:style-name="Preformatted_20_Text">%defattr(-,root,root,-)</text:p>
      <text:p text:style-name="P2">%{_sbindir}/mycommand</text:p>
      <text:p text:style-name="Text_20_body">Any file or directory identified in the %files section is <text:span text:style-name="T1">owned</text:span> by the defining package. You should make sure that you declare ownership of every new file or directory the package creates. You can use wildcards (*) which match a set of files - this makes the package less sensitive to changes. For example, you can declare that all the files that were copied into %{buildroot}/usr/bin are owned by this package by declaring: </text:p>
      <text:p text:style-name="Text_20_body">下面所有拷贝到</text:p>
      <text:p text:style-name="P2">%{_bindir}/*</text:p>
      <text:p text:style-name="Text_20_body">Note that "%{_bindir}/*" does not claim that this package owns the /usr/bin directory - it claims <text:soft-page-break/>that all the files that were installed inside the <text:span text:style-name="T1">build root</text:span> 's /usr/bin are owned by the package. If you list a <text:span text:style-name="T1">directory</text:span> in the %files section, then you are claiming that this package owns that subdirectory and all files and directories in it, recursively (<text:span text:style-name="T1">all</text:span> the way down) if they are present in the build root. Do not list the "/usr/bin" or "%{_bindir}" directories directly in your %files list, because that would claim ownership of /usr/bin and everything inside it. Claiming ownership of "%{_bindir}/*" is fine, though; that just claims ownership of the subdirectories and files you placed <text:span text:style-name="T1">under</text:span> %{buildroot}/%{_bindir}. If you create a subdirectory such as %{_datadir}/%{name}, (/usr/share/NAME), you <text:span text:style-name="T1">should</text:span> include that directory in the %files list: </text:p>
      <text:p text:style-name="P2">%{_datadir}/%{name}/</text:p>
      <text:p text:style-name="Text_20_body">It's usually easier to use wildcards for filenames, and that's also better at copying with changes in upstream. Older RPM documentation typically shows long lists under %files with individual names, such as /usr/bin/program1 followed by /usr/bin/program2. Because of the way Fedora now uses buildroots, that is no longer necessary. </text:p>
      <text:p text:style-name="Text_20_body">It's an error if <text:span text:style-name="T1">no</text:span> file matches the wildcard of a line, so only note the directories that actually matter. Also, you can't identify the same file or directory more than once. Finally, it's an error to have something in the buildroot and <text:span text:style-name="T1">not</text:span> listed under %files; the whole point of copying something into the buildroot is because you intend to have it installed in the final system. If you don't intend that, remove those files during the %install process. </text:p>
      <text:p text:style-name="Text_20_body">It is also possible to exclude files from a previous match by using a %exclude glob. This can be useful for including "almost all" of the files that match a different glob. However, note that, like any other file glob, even a %exclude glob will fail if it matches nothing. (This might be considered counterintuitive, as the whole point is essentially to ensure that a certain file ISN'T there, so this rule is especially important to remember.) </text:p>
      <text:h text:style-name="Heading_20_4" text:outline-level="4"><text:bookmark text:name=".25files_prefixes"/> %files prefixes </text:h>
      <text:p text:style-name="Text_20_body">You may need to add one or more prefixes to a %files entry (if more than one, use a space to separate them). </text:p>
      <text:p text:style-name="Text_20_body">Typically there is a "%doc" entry with a list of documentation files that didn't get copied into the buildroot; usually there is at least a README and LICENSE file. You <text:span text:style-name="T1">must</text:span> include the license file, if there is one. You may prefix some of these with %attr(mode, user, group) to set the file permission mode, user, or group. You don't need to claim ownership of the /usr/share/doc/%{name} directory, that's automatic if there's a %doc entry. Any %doc entry must not affect the runtime of the application (if it is in %doc, the program must run properly if it is not present). </text:p>
      <text:p text:style-name="Text_20_body">There is a potential 'gotcha' with %doc entries: if you have a %doc entry, then you can't use commands during %install to copy files into the documentation directory descending from %_defaultdocdir. That's because if there's a %doc entry, rpmbuild will automatically remove the docdir files created by %install before installing the files listed with %doc. This can hit you if, for example, you want an "examples" subdirectory in the documentation directory. In this case, don't use "%doc" to mark documentation. Instead, create the directories and copy the files into %{buildroot}%{_defaultdocdir}/%{name}-%{version}/ during %install, and make sure that %files includes an entry for "%{_defaultdocdir}/%{name}-%{version}/". They will still be correctly marked as documentation. </text:p>
      <text:p text:style-name="Text_20_body">If you save configuration files (under /etc - don't put them under /usr), you should normally prefix them with %config(noreplace) unless this program version uses a non-backwards-compatible configuration format (in which case, prefix them with %config). </text:p>
      <text:p text:style-name="Text_20_body">Prefixing a %files entry with "%attr(mode, user, group)" lets you set the permissions for particular file(s), e.g., "%attr(0644, root, root)". A "-" means "use the default". </text:p>
      <text:p text:style-name="Text_20_body"><text:soft-page-break/>If a file is in particular natural language, use %lang to note that. E.G.: </text:p>
      <text:p text:style-name="P2">%lang(de) %{_datadir}/locale/de/LC_MESSAGES/tcsh*</text:p>
      <text:p text:style-name="Text_20_body">Some documentation claims that %license and %readme are valid prefixes; they are <text:span text:style-name="T1">not</text:span> valid in Fedora. Use %doc instead. </text:p>
      <text:h text:style-name="Heading_20_4" text:outline-level="4"><text:bookmark text:name=".25files_and_Filesystem_Hierarchy_Standard_.28FHS.29"/> %files and Filesystem Hierarchy Standard (FHS) </text:h>
      <text:p text:style-name="Text_20_body">You should follow the <text:a xlink:type="simple" xlink:href="http://www.pathname.com/fhs/">Filesystem Hierarchy Standard (FHS)</text:a>, i.e., ordinary application executables go into /usr/bin, global configuration files go into /etc, ordinary libraries go into /usr/lib, and so on, with one exception: executables that should <text:span text:style-name="T1">not</text:span> normally be executed directly by users or administrators should go into a subdirectory of /usr/libexec; usually you'd refer to the necessary directory as "%{_libexecdir}/%{name}". </text:p>
      <text:p text:style-name="Text_20_body">You shouldn't be installing files under /usr/local; that is where <text:span text:style-name="T1">unpackaged</text:span> files go. Typically there will be a "prefix" attribute that lets you set the prefix to be "/usr" instead of "/usr/local". </text:p>
      <text:p text:style-name="Text_20_body">Unfortunately, many programs' "normal" installation routines do not follow the FHS. In particular, many programs normally place architecture-independent libraries under /usr/lib, instead of under /usr/share as the FHS requires. The <text:a xlink:type="simple" xlink:href="http://www.pathname.com/fhs/pub/fhs-2.3.html#USRLIBLIBRARIESFORPROGRAMMINGANDPA">FHS /usr/lib section</text:a> says that /usr/lib is for architecture-<text:span text:style-name="T1">dependent</text:span> data (e.g., ELF files like .so files), while <text:a xlink:type="simple" xlink:href="http://www.pathname.com/fhs/pub/fhs-2.3.html#USRSHAREARCHITECTUREINDEPENDENTDATA">/usr/share</text:a> is for architecture-<text:span text:style-name="T1">independent</text:span> data. That way, systems with different CPUs can share /usr/share. There are many exceptions to this rule in Fedora (e.g., Python and Perl), but Fedora applies this rule more strictly than some distributions. Note, for example, that rpmlint will complain if you put just about anything other than ELF files into /usr/lib. </text:p>
      <text:h text:style-name="Heading_20_4" text:outline-level="4"><text:bookmark text:name=".25files_example"/> %files example </text:h>
      <text:p text:style-name="Text_20_body">Here's a simple example of a %files section: </text:p>
      <text:p text:style-name="Preformatted_20_Text">%files</text:p>
      <text:p text:style-name="Preformatted_20_Text">%defattr(-,root,root,-)</text:p>
      <text:p text:style-name="Preformatted_20_Text">%doc README LICENSE</text:p>
      <text:p text:style-name="Preformatted_20_Text">%{_bindir}/*</text:p>
      <text:p text:style-name="Preformatted_20_Text">%{_sbindir}/*</text:p>
      <text:p text:style-name="P2">%{_datadir}/%{name}/</text:p>
      <text:h text:style-name="Heading_20_3" text:outline-level="3"><text:bookmark text:name="Scriptlets"/>Scriptlets </text:h>
      <text:p text:style-name="Text_20_body">You can add sections so that code will run when packages are installed or removed on the real system (as opposed to just running the %install script, which only does a pseudo-install to the build root). These are called "scriptlets", and they are usually used to update the running system with information from the package. </text:p>
      <text:p text:style-name="Text_20_body">The scriptlets in %pre and %post are run before and after a package is installed (respectively). The scriptlets %preun and %postun are run before and after a package is uninstalled. The scriptlets %pretrans and %posttrans are run at start and end of a transaction. See <text:a xlink:type="simple" xlink:href="https://fedoraproject.org/wiki/Packaging/ScriptletSnippets">Packaging/ScriptletSnippets</text:a> for more examples and details. For example, every binary RPM package which stores shared library files (not just symlinks) in any of the dynamic linker's default paths, must call ldconfig in %post and %postun (post-install and post-uninstall). If the package has multiple subpackages with libraries, each subpackage should also have a %post/%postun section that calls /sbin/ldconfig. For example: </text:p>
      <text:p text:style-name="Preformatted_20_Text">%post -p /sbin/ldconfig</text:p>
      <text:p text:style-name="P2">%postun -p /sbin/ldconfig</text:p>
      <text:p text:style-name="Text_20_body"><text:soft-page-break/><text:span text:style-name="T1">Beware</text:span>: The "-p" option specifies what <text:span text:style-name="T1">command processor</text:span> to use for the commands on the following lines. If there are no following lines, then using /sbin/ldconfig as the "command processor" is a minor efficiency improvement compared to putting "/sbin/ldconfig" on the next line, and letting the shell invoke it. That's because by using "-p", the shell isn't invoked simply to invoke a single program. But if you have multiple shell commands, don't use "-p" or /sbin/ldconfig after it! Instead, leave it blank, and include the shell commands under it. </text:p>
      <text:p text:style-name="Text_20_body">If you are going to run programs in scriptlets, they must be installed before you run them. You have to use special variants of the "Requires:" tag, so that the program will be installed before you try to use it. These are of the form "Requires(CONTEXT):", e.g., "Requires(post)". </text:p>
      <text:p text:style-name="Text_20_body">Most scriptlets (%pre, %post, %preun, and %postun) provide an argument you can use, accessed via $1, which is the number of packages of this name which will be left on the system when the action completes. Don't compare for <text:span text:style-name="T1">equality</text:span> with 2; check if they are <text:span text:style-name="T1">greater than or equal than</text:span> 2, since users can arrange to have multiple versions of a package installed simultaneously. For %pretrans and %posttrans, $1 is always 0. </text:p>
      <text:p text:style-name="Text_20_body">For example, after adding an info manual to the system the dir file which indexes the info manuals should be updated. Basically, after you install the info manual, you need to run the program install-info. That's fine, except that install-info is part of package info, and there's no guarantee that info is installed unless we require it. Also, if "install-info" fails, we don't want to fail <text:span text:style-name="T1">all</text:span> processing. Here's one way to do that: </text:p>
      <text:p text:style-name="Preformatted_20_Text">Requires(post): info</text:p>
      <text:p text:style-name="Preformatted_20_Text">Requires(preun): info</text:p>
      <text:p text:style-name="Preformatted_20_Text">...</text:p>
      <text:p text:style-name="Preformatted_20_Text">%post</text:p>
      <text:p text:style-name="Preformatted_20_Text">/sbin/install-info %{_infodir}/%{name}.info %{_infodir}/dir || :</text:p>
      <text:p text:style-name="Preformatted_20_Text">%preun</text:p>
      <text:p text:style-name="Preformatted_20_Text">if [ $1 = 0 ] ; then</text:p>
      <text:p text:style-name="Preformatted_20_Text">/sbin/install-info --delete %{_infodir}/%{name}.info %{_infodir}/dir || :</text:p>
      <text:p text:style-name="P2">fi</text:p>
      <text:p text:style-name="Text_20_body">Another scriptlet-like abilility are <text:span text:style-name="T1">triggers</text:span>. You can define triggers for when <text:span text:style-name="T1">other</text:span> packages are installed or uninstalled. See <text:span text:style-name="T1">Maximum RPM</text:span> for more information about triggers. </text:p>
      <text:h text:style-name="Heading_20_3" text:outline-level="3"><text:bookmark text:name="Macros"/>Macros </text:h>
      <text:p text:style-name="Text_20_body">宏是使用%进行引用的，通常可以直接%name，如果第一个字符是数字，则必须使用%{name}引用。宏的引用有两种方式：</text:p>
      <text:list xml:id="list2078749874" text:style-name="L6">
        <text:list-item>
          <text:p text:style-name="P31">"macro style": %{buildroot}, %{optflags} </text:p>
        </text:list-item>
        <text:list-item>
          <text:p text:style-name="P19">"variable style": $RPM_BUILD_ROOT, $RPM_OPT_FLAGS </text:p>
        </text:list-item>
      </text:list>
      <text:p text:style-name="Text_20_body">常用宏定义：</text:p>
      <table:table table:name="表格5" table:style-name="表格5">
        <table:table-column table:style-name="表格5.A"/>
        <table:table-column table:style-name="表格5.B"/>
        <table:table-row>
          <table:table-cell table:style-name="表格5.A1" office:value-type="string">
            <text:p text:style-name="Table_20_Heading">Macro </text:p>
          </table:table-cell>
          <table:table-cell table:style-name="表格5.A1" office:value-type="string">
            <text:p text:style-name="Table_20_Heading">Typical Expansion </text:p>
          </table:table-cell>
        </table:table-row>
        <table:table-row>
          <table:table-cell table:style-name="表格5.A1" office:value-type="string">
            <text:p text:style-name="Table_20_Contents">%{_bindir} </text:p>
          </table:table-cell>
          <table:table-cell table:style-name="表格5.A1" office:value-type="string">
            <text:p text:style-name="Table_20_Contents">/usr/bin </text:p>
          </table:table-cell>
        </table:table-row>
        <table:table-row>
          <table:table-cell table:style-name="表格5.A1" office:value-type="string">
            <text:p text:style-name="Table_20_Contents">%{_builddir} </text:p>
          </table:table-cell>
          <table:table-cell table:style-name="表格5.A1" office:value-type="string">
            <text:p text:style-name="Table_20_Contents">~/rpmbuild/BUILD (build directory; see %buildsubdir) </text:p>
          </table:table-cell>
        </table:table-row>
        <table:table-row>
          <table:table-cell table:style-name="表格5.A1" office:value-type="string">
            <text:p text:style-name="Table_20_Contents">%{buildroot} </text:p>
          </table:table-cell>
          <table:table-cell table:style-name="表格5.A1" office:value-type="string">
            <text:p text:style-name="Table_20_Contents">/var/tmp/... - buildroot, where files are "installed" during %install </text:p>
          </table:table-cell>
        </table:table-row>
        <table:table-row>
          <table:table-cell table:style-name="表格5.A1" office:value-type="string">
            <text:p text:style-name="Table_20_Contents">%{buildsubdir} </text:p>
          </table:table-cell>
          <table:table-cell table:style-name="表格5.A1" office:value-type="string">
            <text:p text:style-name="Table_20_Contents">%{_builddir}/%{name} - where files are compiled durin g%build. It's under %{_builddir}, set after %setup. </text:p>
          </table:table-cell>
        </table:table-row>
        <table:table-row>
          <table:table-cell table:style-name="表格5.A1" office:value-type="string">
            <text:p text:style-name="Table_20_Contents">%{_datadir} </text:p>
          </table:table-cell>
          <table:table-cell table:style-name="表格5.A1" office:value-type="string">
            <text:p text:style-name="Table_20_Contents">/usr/share </text:p>
          </table:table-cell>
        </table:table-row>
        <table:table-row>
          <table:table-cell table:style-name="表格5.A1" office:value-type="string">
            <text:p text:style-name="Table_20_Contents">%{_defaultdocdir} </text:p>
          </table:table-cell>
          <table:table-cell table:style-name="表格5.A1" office:value-type="string">
            <text:p text:style-name="Table_20_Contents">/usr/share/doc </text:p>
          </table:table-cell>
        </table:table-row>
        <table:table-row>
          <table:table-cell table:style-name="表格5.A1" office:value-type="string">
            <text:p text:style-name="Table_20_Contents">%{dist} </text:p>
          </table:table-cell>
          <table:table-cell table:style-name="表格5.A1" office:value-type="string">
            <text:p text:style-name="Table_20_Contents">Distribution+version short name (e.g., ".fc9") </text:p>
          </table:table-cell>
        </table:table-row>
        <text:soft-page-break/>
        <table:table-row>
          <table:table-cell table:style-name="表格5.A1" office:value-type="string">
            <text:p text:style-name="Table_20_Contents">%{fedora} </text:p>
          </table:table-cell>
          <table:table-cell table:style-name="表格5.A1" office:value-type="string">
            <text:p text:style-name="Table_20_Contents">Number of fedora release (e.g., 9) </text:p>
          </table:table-cell>
        </table:table-row>
        <table:table-row>
          <table:table-cell table:style-name="表格5.A1" office:value-type="string">
            <text:p text:style-name="Table_20_Contents">%{_includedir} </text:p>
          </table:table-cell>
          <table:table-cell table:style-name="表格5.A1" office:value-type="string">
            <text:p text:style-name="Table_20_Contents">/usr/include </text:p>
          </table:table-cell>
        </table:table-row>
        <table:table-row>
          <table:table-cell table:style-name="表格5.A1" office:value-type="string">
            <text:p text:style-name="Table_20_Contents">%{_infodir} </text:p>
          </table:table-cell>
          <table:table-cell table:style-name="表格5.A1" office:value-type="string">
            <text:p text:style-name="Table_20_Contents">/usr/share/info </text:p>
          </table:table-cell>
        </table:table-row>
        <table:table-row>
          <table:table-cell table:style-name="表格5.A1" office:value-type="string">
            <text:p text:style-name="Table_20_Contents">%{_initrddir} </text:p>
          </table:table-cell>
          <table:table-cell table:style-name="表格5.A1" office:value-type="string">
            <text:p text:style-name="Table_20_Contents">/etc/rc.d/init.d </text:p>
          </table:table-cell>
        </table:table-row>
        <table:table-row>
          <table:table-cell table:style-name="表格5.A1" office:value-type="string">
            <text:p text:style-name="Table_20_Contents">%{_libdir} </text:p>
          </table:table-cell>
          <table:table-cell table:style-name="表格5.A1" office:value-type="string">
            <text:p text:style-name="Table_20_Contents">/usr/lib </text:p>
          </table:table-cell>
        </table:table-row>
        <table:table-row>
          <table:table-cell table:style-name="表格5.A1" office:value-type="string">
            <text:p text:style-name="Table_20_Contents">%{_libexecdir} </text:p>
          </table:table-cell>
          <table:table-cell table:style-name="表格5.A1" office:value-type="string">
            <text:p text:style-name="Table_20_Contents">/usr/libexec </text:p>
          </table:table-cell>
        </table:table-row>
        <table:table-row>
          <table:table-cell table:style-name="表格5.A1" office:value-type="string">
            <text:p text:style-name="Table_20_Contents">%{_localstatedir} </text:p>
          </table:table-cell>
          <table:table-cell table:style-name="表格5.A1" office:value-type="string">
            <text:p text:style-name="Table_20_Contents">/var </text:p>
          </table:table-cell>
        </table:table-row>
        <table:table-row>
          <table:table-cell table:style-name="表格5.A1" office:value-type="string">
            <text:p text:style-name="Table_20_Contents">%{_mandir} </text:p>
          </table:table-cell>
          <table:table-cell table:style-name="表格5.A1" office:value-type="string">
            <text:p text:style-name="Table_20_Contents">/usr/share/man </text:p>
          </table:table-cell>
        </table:table-row>
        <table:table-row>
          <table:table-cell table:style-name="表格5.A1" office:value-type="string">
            <text:p text:style-name="Table_20_Contents">%{name} </text:p>
          </table:table-cell>
          <table:table-cell table:style-name="表格5.A1" office:value-type="string">
            <text:p text:style-name="Table_20_Contents">Name of package, set by Name: tag </text:p>
          </table:table-cell>
        </table:table-row>
        <table:table-row>
          <table:table-cell table:style-name="表格5.A1" office:value-type="string">
            <text:p text:style-name="Table_20_Contents">%{_sbindir} </text:p>
          </table:table-cell>
          <table:table-cell table:style-name="表格5.A1" office:value-type="string">
            <text:p text:style-name="Table_20_Contents">/usr/sbin </text:p>
          </table:table-cell>
        </table:table-row>
        <table:table-row>
          <table:table-cell table:style-name="表格5.A1" office:value-type="string">
            <text:p text:style-name="Table_20_Contents">%{_sharedstatedir} </text:p>
          </table:table-cell>
          <table:table-cell table:style-name="表格5.A1" office:value-type="string">
            <text:p text:style-name="Table_20_Contents">/usr/com </text:p>
          </table:table-cell>
        </table:table-row>
        <table:table-row>
          <table:table-cell table:style-name="表格5.A1" office:value-type="string">
            <text:p text:style-name="Table_20_Contents">%{_sysconfdir} </text:p>
          </table:table-cell>
          <table:table-cell table:style-name="表格5.A1" office:value-type="string">
            <text:p text:style-name="Table_20_Contents">/etc </text:p>
          </table:table-cell>
        </table:table-row>
        <table:table-row>
          <table:table-cell table:style-name="表格5.A1" office:value-type="string">
            <text:p text:style-name="Table_20_Contents">%{version} </text:p>
          </table:table-cell>
          <table:table-cell table:style-name="表格5.A1" office:value-type="string">
            <text:p text:style-name="Table_20_Contents">Version of package, set by Version: tag </text:p>
          </table:table-cell>
        </table:table-row>
      </table:table>
      <text:p text:style-name="Text_20_body">更多的宏定义在/etc/rpm/* 和 "/usr/lib/rpm/", 特别是rpm –showrc 命令将会显示所有目前在rpmrc和macros中定义的设置</text:p>
      <text:p text:style-name="Text_20_body">同时自己也可以进行宏定义</text:p>
      <text:p text:style-name="P2">%define myvalue 50</text:p>
      <text:p text:style-name="P2">使用rpmbuild命令也可以在特定的spec文件中寻找特定的宏的结果：</text:p>
      <text:p text:style-name="P2">rpmbuild -E '%{_bindir}' myfile.spec</text:p>
      <text:h text:style-name="Heading_20_3" text:outline-level="3"><text:bookmark text:name="Other_tags"/>Other tags </text:h>
      <text:p text:style-name="Text_20_body">We noted the "Requires" and "BuildRequires" tags earlier. There are a few other tags for controlling dependencies: Provides, Obsoletes, Conflicts, and BuildConflicts. </text:p>
      <text:list xml:id="list166196402" text:style-name="L7">
        <text:list-item>
          <text:p text:style-name="P32">"Provides:" lets you list <text:span text:style-name="T1">virtual</text:span> package names that this package provides. Sometimes there are several different packages that can provide a function, and using packages won't care which one. In that case, each of the packages that provide the function should "provide" a virtual package, and then using packages can list the virtual package name under "Requires:". For example, several different packages might provide "latex"; if you depend on the virtual package "tex(latex)", then users can choose which package to get "latex" from. If you provide virtual packages, you might also want to use the <text:a xlink:type="simple" xlink:href="http://dailypackage.fedorabook.com/index.php?/archives/6-Wednesday-Why-The-Alternatives-System.html">"alternatives" system</text:a>, but be careful: "alternatives" settings are <text:span text:style-name="T1">system-wide</text:span>, so if multiple users on the same system might want different defaults, don't use the alternatives system. You can find out what a given package provides (both virtual and non-virtual names) by querying "rpm -q --provides PACKAGENAME". Some virtual packages in Fedora are: </text:p>
          <text:list>
            <text:list-item>
              <text:p text:style-name="P32"><text:span text:style-name="T1">MTA</text:span> : Used for mail transport agents, such as sendmail. </text:p>
            </text:list-item>
            <text:list-item>
              <text:p text:style-name="P32"><text:span text:style-name="T1">tex(latex)</text:span> : Used for latex </text:p>
            </text:list-item>
          </text:list>
        </text:list-item>
        <text:list-item>
          <text:p text:style-name="P32">"Obsoletes:" 安装这个软件的时候需要删除别的软件，特别用在软件更名时候</text:p>
        </text:list-item>
        <text:list-item>
          <text:p text:style-name="P32">"Conflicts:" 不能同时安装的软件</text:p>
        </text:list-item>
        <text:list-item>
          <text:p text:style-name="P20">"BuildConflicts:" lets you state what packages cannot be installed when building this package. Obviously, try to avoid this if you can. </text:p>
        </text:list-item>
      </text:list>
      <text:p text:style-name="Text_20_body">控制软件使用的专用平台和不使用平台</text:p>
      <text:p text:style-name="Text_20_body"><text:soft-page-break/>ExclusiveArch：ppc </text:p>
      <text:p text:style-name="P2">ExcludeArch: ppc</text:p>
      <text:h text:style-name="Heading_20_3" text:outline-level="3"><text:bookmark text:name="Subpackages"/>Subpackages </text:h>
      <text:p text:style-name="Text_20_body">A spec file can define more than one binary package, e.g., client and server, or runtime and developer packages. If there's a large amount of documentation, it may be split into a NAME-doc subpackage. You will always have one spec file and one source RPM (SRPM), even if there are multiple binary RPMs that they generate. A spec file that produces multiple binary packages still has only one creation process, so there is only one %prep, %build, %check, and %install section that creates all the files for all the packages. </text:p>
      <text:p text:style-name="Text_20_body">In a spec file, use the %package directive to start defining a subpackage: </text:p>
      <text:p text:style-name="P2">%package sub_package_name</text:p>
      <text:p text:style-name="Text_20_body">By default, the subpackage name is PACKAGE_NAME, "-", SUBPACKAGE_NAME; you can use "-n" to override this and make a new name: </text:p>
      <text:p text:style-name="P2">%package -n new_sub_package_name</text:p>
      <text:p text:style-name="Text_20_body">After the %package directive, list the tags for the subpackage. This should include at least the "Summary:" and "Group:" tags and directives "%description SUBPACKAGE_NAME" and "%files SUBPACKAGE_NAME". Anything not specified by the subpackage will be inherited from its parent. For the directives, if you used "-n" with %package, you'll need it again for these directives. You need to specify the name for the other directives, e.g., %pre and %post, if you use them in the subpackage. </text:p>
      <text:p text:style-name="Text_20_body"><text:a xlink:type="simple" xlink:href="http://docs.fedoraproject.org/drafts/rpm-guide-en/ch10s04.html">See the RPM Guide section on subpackages</text:a> for more information. </text:p>
      <text:h text:style-name="Heading_20_3" text:outline-level="3"><text:bookmark text:name="Conditionals"/>Conditionals </text:h>
      <text:p text:style-name="Text_20_body">条件语句 </text:p>
      <text:p text:style-name="P2">%ifarch ARCHITECTURE_NAME</text:p>
      <text:p text:style-name="P2">%ifnarch ARCHITECTURE_NAME</text:p>
      <text:p text:style-name="P2">%if TRUE_OR_FALSE</text:p>
      <text:p text:style-name="Text_20_body">有可选的 "%else"部分,所有的条件使用"%endif"关闭. </text:p>
      <text:h text:style-name="Heading_20_3" text:outline-level="3"><text:bookmark text:name=".E5.85.B6.E5.AE.83.E6.8F.90.E7.A4.BA"/>其它提示 </text:h>
      <text:p text:style-name="Text_20_body">Try to write your scripts so that when upstream makes changes, the packaging is likely to work when you change the version number and reload the source file(s). For example, if it contains *.txt files with execute bits, instead of doing: </text:p>
      <text:p text:style-name="P2"><text:s/>chmod a-x Filename1.txt Filename2.txt Filename3.txt</text:p>
      <text:p text:style-name="Text_20_body">consider doing this, which will handle new filenames that use the same file naming convention: </text:p>
      <text:p text:style-name="P2"><text:s/>chmod a-x *.txt</text:p>
      <text:p text:style-name="Text_20_body"><text:soft-page-break/>查看其他的脚本例子</text:p>
      <text:p text:style-name="P2"><text:s/>rpm -qa --queryformat "\n\nPACKAGE: %{name}\n" --scripts | less</text:p>
      <text:p text:style-name="P2">rpm不需要同用户交互，以便方便的进行批处理</text:p>
      <text:p text:style-name="P2">卸载的时候很多做的是同安装相反的操作，但是不应当在卸载的时候删除用户的数据</text:p>
      <text:p text:style-name="Text_20_body"/>
      <text:p text:style-name="Text_20_body">Normally, if there are binary executables, a separate "debug" package is created with the symbols, and the symbols are stripped from the normal binary packages. If this shouldn't happen, you can disable the package-creation and stripping with: </text:p>
      <text:p text:style-name="Preformatted_20_Text">%define _enable_debug_package 0</text:p>
      <text:p text:style-name="Preformatted_20_Text">%define debug_package %{nil}</text:p>
      <text:p text:style-name="P2">%define __os_install_post /usr/lib/rpm/brp-compress %{nil}</text:p>
      <text:p text:style-name="Text_20_body">A way to check for the version of Fedora in a spec file for conditional builds is: </text:p>
      <text:p text:style-name="P2">%if 0%{?fedora} &lt;= &lt;version&gt;</text:p>
      <text:p text:style-name="Text_20_body">(“?”使得宏去对后面的变量取值，如果没有定义就取blank / 0 <text:s/>causes the macro to evaluate to blank if %fedora is not defined, and this causes the end result to be "0", which is a number and thus ok, while not interfering with the result if there is actually a value for %fedora.) </text:p>
      <text:p text:style-name="Text_20_body">Note that the previous trick DOES NOT work in Koji "scratch" builds - %fedora is set during the creation of a source RPM. (Thus, this trick does work in actual Koji builds as the system extracts sources from the source RPM and rebuilds the source RPM with the appropriate %fedora value.) </text:p>
      <text:p text:style-name="Text_20_body">There are also some recommendations and controversial tricks on <text:a xlink:type="simple" xlink:href="https://fedoraproject.org/wiki/PackageMaintainers/Packaging_Tricks">PackageMaintainers/Packaging Tricks</text:a>. </text:p>
      <text:p text:style-name="Text_20_body">GUI programs <text:span text:style-name="T1">must</text:span> have a desktop entry (so that people can invoke it from a graphical menu). The <text:a xlink:type="simple" xlink:href="http://fedoraproject.org/wiki/Packaging/Guidelines#Desktop_files">Fedora packaging guidelines discuss desktop files</text:a>. See also the <text:a xlink:type="simple" xlink:href="http://standards.freedesktop.org/desktop-entry-spec/latest/">desktop entry spec</text:a> (for .desktop files) and <text:a xlink:type="simple" xlink:href="http://standards.freedesktop.org/icon-theme-spec/icon-theme-spec-latest.html">icon theme spec</text:a> (for icon-related materials such as those in /usr/share/icon). </text:p>
      <text:p text:style-name="Text_20_body">Some older documents about RPM have the most information, but some older documents make claims that are no longer true: </text:p>
      <text:list xml:id="list980332493" text:style-name="L10">
        <text:list-item>
          <text:p text:style-name="P33">rpm files are no longer placed in a shared /usr/src/redhat directory. This is an obsolete way of using rpm and <text:span text:style-name="T1">not</text:span> recommended; modern systems set a %{_topdir} instead like ~/rpmbuild. </text:p>
        </text:list-item>
        <text:list-item>
          <text:p text:style-name="P33">the %install process does not install files in their final location. Instead, it "installs" files to the buildroot. </text:p>
        </text:list-item>
        <text:list-item>
          <text:p text:style-name="P21">The "rpm" command no longer creates packages (e.g., "rpm -ba" was once legal). Use the separate "rpmbuild" program instead. </text:p>
        </text:list-item>
      </text:list>
      <text:h text:style-name="Heading_20_3" text:outline-level="3"><text:bookmark text:name="Older_RPM_documents"/>Older RPM documents </text:h>
      <text:p text:style-name="Text_20_body">Some older documents about RPM have the most information, but some older documents make claims that are no longer true: </text:p>
      <text:list xml:id="list48079753" text:style-name="L11">
        <text:list-item>
          <text:p text:style-name="P34">rpm files are no longer placed in a shared /usr/src/redhat directory. This is an obsolete way of using rpm and <text:span text:style-name="T1">not</text:span> recommended; modern systems set a %{_topdir} instead like ~/rpmbuild. </text:p>
        </text:list-item>
        <text:list-item>
          <text:p text:style-name="P34">the %install process does not install files in their final location. Instead, it "installs" files to <text:soft-page-break/>the buildroot. </text:p>
        </text:list-item>
        <text:list-item>
          <text:p text:style-name="P34">The "rpm" command no longer creates packages (e.g., "rpm -ba" was once legal). Use the separate "rpmbuild" program instead. </text:p>
        </text:list-item>
        <text:list-item>
          <text:p text:style-name="P34">Many historical specs use the "%define" command to define macros. However, "%define" creates a locally defined submacro within other macro definitions; this is very rarely needed, and using %define incorrectly can cause subtle bugs. For nearly all uses, use "%global" instead. (See <text:a xlink:type="simple" xlink:href="https://fedoraproject.org/wiki/PackagingDrafts/global_preferred_over_define">PackagingDrafts/global_preferred_over_define</text:a>.) </text:p>
        </text:list-item>
        <text:list-item>
          <text:p text:style-name="P22">The "BuildRoot:" value is now ignored. </text:p>
        </text:list-item>
      </text:list>
      <text:h text:style-name="Heading_20_2" text:outline-level="2"><text:bookmark text:name="Quick_test_with_rpmlint"/>Quick test with rpmlint </text:h>
      <text:p text:style-name="Text_20_body">在真正打包之前</text:p>
      <text:p text:style-name="P2">rpmlint program.spec</text:p>
      <text:p text:style-name="P2">进行测试，确保没有错误。通过 -i 选项可以得到各个错误的更详细的信息。</text:p>
      <text:h text:style-name="Heading_20_2" text:outline-level="2"><text:bookmark text:name=".E4.BB.8Espec.E6.96.87.E4.BB.B6.E5.88.9B.E5.BB.BARPM.E5.8C.85"/>从spec文件创建RPM包 </text:h>
      <text:p text:style-name="Text_20_body">创建rpm包</text:p>
      <text:p text:style-name="P2"><text:s/>$ rpmbuild -ba program.spec</text:p>
      <text:p text:style-name="Text_20_body">下面是执行的步骤: </text:p>
      <text:list xml:id="list566003202" text:style-name="L12">
        <text:list-item>
          <text:p text:style-name="P35">%prep 解压源代码和补丁到%_builddir ( ~/rpmbuild/BUILD) </text:p>
        </text:list-item>
        <text:list-item>
          <text:p text:style-name="P35">%build 在%_builddir中编译</text:p>
        </text:list-item>
        <text:list-item>
          <text:p text:style-name="P35">%install ,拷贝软件从%_builddir (~/rpmbuild/BUILD) 到%{buildroot}. %{buildroot}是通过"BuildRoot:"标签设定的，通常是%{_tmppath}/%{name}...,那么就 /var/tmp目录内部. </text:p>
        </text:list-item>
        <text:list-item>
          <text:p text:style-name="P23">通过%file创建二进制文件，以及源代码文件</text:p>
          <text:p text:style-name="P23">当出现问题的时候，如果要跳过先前的步骤，可以使用 "--short-circuit"以避免先前的步骤重复执行 </text:p>
        </text:list-item>
      </text:list>
      <text:p text:style-name="P2"><text:s/>$ rpmbuild -bi --short-circuit program.spec</text:p>
      <text:p text:style-name="P2">此后，就在 "~/rpmbuild/RPMS/" "~/rpmbuild/SRPMS" 产生文件</text:p>
      <text:p text:style-name="Text_20_body">只产生源代码文件</text:p>
      <text:p text:style-name="P2">rpmbuild -bs program.spec</text:p>
      <text:h text:style-name="Heading_20_2" text:outline-level="2"><text:bookmark text:name=".E6.B5.8B.E8.AF.95.E6.82.A8.E6.89.80.E6.9E.84.E5.BB.BA.E7.9A.84RPM.E5.8C.85"/>测试您所构建的RPM包 </text:h>
      <text:p text:style-name="Text_20_body">If you "cd" to the "~/rpmbuild/RPMS" directory, and then cd to the architecture subdirectory, you'll find some binary rpms. You can quickly see their files and their permissions by using rpmls (check to see that they are what you expect): </text:p>
      <text:p text:style-name="P2"><text:soft-page-break/>$ rpmls *.rpm</text:p>
      <text:p text:style-name="Text_20_body">Run rpmlint on the <text:span text:style-name="T1">binary</text:span> RPM (rpmlint works on .spec files, binary RPMs, and source RPMs, finding different things in each): </text:p>
      <text:p text:style-name="P2">$ rpmlint *.rpm</text:p>
      <text:p text:style-name="Text_20_body">If those look okay, you can become root and try to install them: </text:p>
      <text:p text:style-name="P2"># rpm -ivp XYZ1.rpm XYZ2.rpm XYZ3.rpm ...</text:p>
      <text:p text:style-name="Text_20_body">Then, you can test them out. Use it a few different ways and see if it works correctly. If it's a GUI tool, make sure it shows up in the menu (if it doesn't, something is wrong with your .desktop entry). </text:p>
      <text:p text:style-name="Text_20_body">You can uninstall packages later using: </text:p>
      <text:p text:style-name="P2"># rpm -e XYZ1 XYZ2 XYZ3</text:p>
      <text:p text:style-name="Text_20_body">If that works, you can use Mock to do a more rigorous test that you have accurate build requirements. See <text:a xlink:type="simple" xlink:href="https://fedoraproject.org/wiki/Using_Mock_to_test_package_builds">Using Mock to test package builds</text:a> for more information about how to use Mock; once your account is a member of the "mock" group, you can run commands like this to do local testing: </text:p>
      <text:p text:style-name="P2">$ mock -r fedora-9-i386 rebuild path_to_source_RPM</text:p>
      <text:p text:style-name="Text_20_body">If a mock build fails, or the resulting program doesn't work correctly, then you almost certainly have one or more missing BuildRequires packages. </text:p>
      <text:p text:style-name="Text_20_body">Once Mock works on your system, you can use Koji (which uses Mock) to do builds on many different systems, some of which you may not have. <text:a xlink:type="simple" xlink:href="https://fedoraproject.org/wiki/PackageMaintainers/Join">PackageMaintainers/Join</text:a> and <text:a xlink:type="simple" xlink:href="https://fedoraproject.org/wiki/PackageMaintainers/UsingKoji">PackageMaintainers/UsingKoji</text:a> have more information about Koji. Once it's set up, you can test your source RPM on a variety of platforms by running commands like: </text:p>
      <text:p text:style-name="P2">$ koji build --scratch dist-f9 path_to_source_RPM</text:p>
      <text:p text:style-name="Text_20_body">You can replace dist-f9 with dist-f8, dist-f10, etc., to try other releases. Don't use "dist-rawhide", that's not really rawhide. Remember, the values of %fedora, %fc9, etc., will not be correct for a scratch build, so this won't work if your spec file does something different based on those values. </text:p>
      <text:p text:style-name="Text_20_body">Your koji builds can only depend on packages that are actually in the TARGET distribution repository. Thus, you can't use koji to build for released distributions if your package depends on other new packages that Bodhi hasn't released yet. You <text:span text:style-name="T1">can</text:span> use koji to build for rawhide (the next unreleased version), even if it depends on other new packages, as long as the other packages were built in the CVS "devel" section as described below. If you need to build against a package that is not yet a stable released update, you can file a ticket with rel-eng at: <text:a xlink:type="simple" xlink:href="https://fedorahosted.org/rel-eng/newticket">https://fedorahosted.org/rel-eng/newticket</text:a> and request that that package be added as a buildroot override. </text:p>
      <text:h text:style-name="Heading_20_2" text:outline-level="2"><text:bookmark text:name=".E6.9C.89.E7.94.A8.E5.B7.A5.E5.85.B7"/>有用工具 </text:h>
      <text:p text:style-name="Text_20_body">The "rpmdevtools" package has a number of helpful tools; "rpm -qil rpmdevtools" will show you what it installs. One particularly useful tool is rpmdev-bumpspec, which has this form: </text:p>
      <text:p text:style-name="P2">rpmdev-bumpspec --comment=COMMENT --userstring=NAME+EMAIL_STRING SPECFILES</text:p>
      <text:p text:style-name="Text_20_body">rpmdev-bumpspec will bump the release tag in the spec file(s), and add a changelog comment with the right datetime and version format. COMMENT should typically start with "- ". </text:p>
      <text:p text:style-name="Text_20_body">Similarly, "yum-utils" has a number of yum-specific tools. "yumdownloader" is especially helpful; <text:soft-page-break/>you can download the source RPM of a package by simply running "yumdownloader --source PACKAGENAME". You can then use "rpm -U SOURCEPACKAGENAME" to install the source files. E.G., "yumdownloader --source glib; rpm -Uvh glib*.src.rpm". </text:p>
      <text:p text:style-name="Text_20_body">The auto-buildrequires package has a pair of nice tools for helping to figure out the proper BuildRequires entries. After installing this package, replace "rpmbuild" with "auto-br-rpmbuild" and you'll see an automatically-generated buildrequires list. </text:p>
      <text:p text:style-name="Text_20_body">You might find <text:a xlink:type="simple" xlink:href="http://rust.sourceforge.net/">RUST</text:a> useful (GPL). It is "a drag &amp; drop RPM creation GUI and a 'sandboxing' toolkit that allows you to do software installations within a chrooted environment and automatically generate RPMs from arbitrary source code, without ever seeing a spec file." If you're creating spec files, it can help you determine the %files. Note, however, that it does not create .spec files, nor does it create packages of adequate quality for the Fedora repository; it is primarily a tool for making quick-and-dirty binary RPM packages. (Note: it is no longer at "rusthq.com".) </text:p>
      <text:p text:style-name="Text_20_body"><text:a xlink:type="simple" xlink:href="http://kitenet.net/%7Ejoey/code/alien/">Alien</text:a> converts between package formats. It won't produce clean source RPMs, but converting an existing package might provide helpful inform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文泉驿等宽正黑" svg:font-family="文泉驿等宽正黑"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驿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微软雅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文泉驿等宽正黑" style:font-size-asian="10pt" style:font-name-complex="Lohit Devanagar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文泉驿正黑" style:font-size-asian="12pt" style:font-weight-asian="bold" style:font-name-complex="Lohit Devanagari"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文泉驿正黑" style:font-size-asian="14pt" style:font-weight-asian="bold" style:font-name-complex="Lohit Devanagar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文泉驿正黑" style:font-size-asian="18pt" style:font-weight-asian="bold" style:font-name-complex="Lohit Devanagar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文泉驿等宽正黑" style:font-name-complex="Lohit Devanagari2"/>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文泉驿等宽正黑" style:font-name-complex="Lohit Devanagar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21:22:27</meta:creation-date>
    <meta:generator>OpenOffice.org/3.3$Unix OpenOffice.org_project/330m20$Build-9567</meta:generator>
    <dc:date>2011-04-29T05:13:31</dc:date>
    <meta:editing-duration>PT5H32M59S</meta:editing-duration>
    <meta:editing-cycles>26</meta:editing-cycles>
    <meta:document-statistic meta:table-count="5" meta:image-count="0" meta:object-count="0" meta:page-count="18" meta:paragraph-count="485" meta:word-count="6216" meta:character-count="34202"/>
  </office:meta>
</office:document-meta>
</file>